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6cm" svg:stroke-color="#000000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gr2" style:family="graphic" style:parent-style-name="standard" style:list-style-name="L2">
      <style:graphic-properties draw:stroke="solid" svg:stroke-width="0.026cm" svg:stroke-color="#000000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solid" svg:stroke-width="0.026cm" svg:stroke-color="#000000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solid" svg:stroke-width="0.026cm" svg:stroke-color="#000000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2">
      <style:graphic-properties draw:stroke="solid" svg:stroke-width="0.026cm" svg:stroke-color="#000000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2">
      <style:graphic-properties draw:stroke="solid" svg:stroke-width="0.026cm" svg:stroke-color="#000000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justify" draw:textarea-vertical-align="top" draw:auto-grow-height="true" fo:min-height="0.593cm" fo:min-width="0.935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justify" draw:textarea-vertical-align="top" draw:auto-grow-height="true" fo:min-height="1.185cm" fo:min-width="2.253cm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justify" draw:textarea-vertical-align="top" draw:auto-grow-height="true" fo:min-height="1.185cm" fo:min-width="2.673cm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justify" draw:textarea-vertical-align="top" draw:auto-grow-height="true" fo:min-height="1.185cm" fo:min-width="2.253cm" fo:padding-top="0.13cm" fo:padding-bottom="0.13cm" fo:padding-left="0.25cm" fo:padding-right="0.25cm" fo:wrap-option="no-wrap" draw:shadow="hidden"/>
    </style:style>
    <style:style style:name="co1" style:family="table-column">
      <style:table-column-properties style:column-width="0.846cm" style:use-optimal-column-width="false"/>
    </style:style>
    <style:style style:name="co2" style:family="table-column">
      <style:table-column-properties style:column-width="0.847cm" style:use-optimal-column-width="false"/>
    </style:style>
    <style:style style:name="co3" style:family="table-column">
      <style:table-column-properties style:column-width="0.772cm" style:use-optimal-column-width="false"/>
    </style:style>
    <style:style style:name="co4" style:family="table-column">
      <style:table-column-properties style:column-width="0.922cm" style:use-optimal-column-width="false"/>
    </style:style>
    <style:style style:name="ro1" style:family="table-row">
      <style:table-row-properties style:row-height="0.877cm"/>
    </style:style>
    <style:style style:name="ro2" style:family="table-row">
      <style:table-row-properties style:row-height="0.591cm"/>
    </style:style>
    <style:style style:name="ro3" style:family="table-row">
      <style:table-row-properties style:row-height="0.882cm"/>
    </style:style>
    <style:style style:name="ro4" style:family="table-row">
      <style:table-row-properties style:row-height="0.878cm"/>
    </style:style>
    <style:style style:name="ce1" style:family="table-cell">
      <style:graphic-properties draw:fill="none" style:repeat="repeat" fo:padding-top="0cm" fo:padding-bottom="0cm" fo:padding-left="0cm" fo:padding-right="0cm"/>
      <style:paragraph-properties fo:margin-left="0cm" fo:margin-right="0cm" fo:line-height="100%" fo:text-align="center" fo:text-indent="0cm" fo:border="0.035cm solid #000000"/>
    </style:style>
    <style:style style:name="ce2" style:family="table-cell">
      <style:graphic-properties draw:fill="none" style:repeat="repeat" fo:padding-top="0cm" fo:padding-bottom="0cm" fo:padding-left="0cm" fo:padding-right="0cm"/>
      <style:paragraph-properties fo:margin-left="0cm" fo:margin-right="0cm" fo:line-height="100%" fo:text-align="center" fo:text-indent="0cm" fo:border-left="none" fo:border-right="none" fo:border-top="0.035cm solid #000000" fo:border-bottom="0.035cm solid #000000"/>
    </style:style>
    <style:style style:name="ce3" style:family="table-cell">
      <style:graphic-properties draw:fill="solid" draw:fill-color="#c0c0c0" draw:opacity="100%" style:repeat="repeat" fo:padding-top="0cm" fo:padding-bottom="0cm" fo:padding-left="0cm" fo:padding-right="0cm"/>
      <style:paragraph-properties fo:margin-left="0cm" fo:margin-right="0cm" fo:line-height="100%" fo:text-align="center" fo:text-indent="0cm" fo:border="0.035cm solid #000000"/>
      <style:text-properties fo:color="#ffffff" fo:font-weight="bold" style:font-weight-asian="bold" style:font-weight-complex="bold"/>
    </style:style>
    <style:style style:name="ce4" style:family="table-cell">
      <style:graphic-properties draw:fill="solid" draw:fill-color="#ffffff" draw:opacity="100%" style:repeat="repeat" fo:padding-top="0cm" fo:padding-bottom="0cm" fo:padding-left="0cm" fo:padding-right="0cm"/>
      <style:paragraph-properties fo:margin-left="0cm" fo:margin-right="0cm" fo:line-height="100%" fo:text-align="center" fo:text-indent="0cm" fo:border="0.035cm solid #00000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line-height="100%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indent="0cm" style:writing-mode="lr-tb" style:font-independent-line-spacing="true"/>
      <style:text-properties fo:color="#000000"/>
    </style:style>
    <style:style style:name="P5" style:family="paragraph">
      <style:paragraph-properties fo:text-align="center" style:writing-mode="lr-tb"/>
      <style:text-properties fo:color="#000000" fo:font-size="24pt"/>
    </style:style>
    <style:style style:name="P6" style:family="paragraph">
      <style:paragraph-properties style:writing-mode="lr-tb" style:font-independent-line-spacing="true"/>
      <style:text-properties fo:color="#000000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/>
    </style:style>
    <style:style style:name="T1" style:family="text">
      <style:text-properties fo:color="#000000" fo:font-family="'Helvetica LT Std Light'" style:font-pitch="variable" fo:font-size="14pt" style:font-family-asian="'Helvetica LT Std Light'" style:font-pitch-asian="variable" style:font-size-asian="14pt" style:font-family-complex="'Helvetica LT Std Light'" style:font-pitch-complex="variable" style:font-size-complex="14pt"/>
    </style:style>
    <style:style style:name="T2" style:family="text">
      <style:text-properties fo:color="#ffffff" fo:font-family="'Helvetica LT Std Light'" style:font-pitch="variable" fo:font-size="14pt" fo:font-weight="bold" style:font-family-asian="'Helvetica LT Std Light'" style:font-pitch-asian="variable" style:font-size-asian="14pt" style:font-weight-asian="bold" style:font-family-complex="'Helvetica LT Std Light'" style:font-pitch-complex="variable" style:font-size-complex="14pt" style:font-weight-complex="bold"/>
    </style:style>
    <style:style style:name="T3" style:family="text">
      <style:text-properties fo:color="#ffffff" fo:font-family="'Helvetica LT Std Bold'" style:font-pitch="variable" style:font-family-asian="'Helvetica LT Std Bold'" style:font-pitch-asian="variable" style:font-family-complex="'Helvetica LT Std Bold'" style:font-pitch-complex="variable"/>
    </style:style>
    <style:style style:name="T4" style:family="text">
      <style:text-properties fo:color="#000000" fo:font-family="'Helvetica LT Std Light'" style:font-pitch="variable" fo:font-size="14pt" fo:language="en" fo:country="US" style:font-family-asian="'Helvetica LT Std Light'" style:font-pitch-asian="variable" style:font-size-asian="14pt" style:font-family-complex="'Helvetica LT Std Light'" style:font-pitch-complex="variable" style:font-size-complex="14pt"/>
    </style:style>
    <style:style style:name="T5" style:family="text">
      <style:text-properties fo:color="#000000" fo:font-family="'Marker Felt Wide'" style:font-family-generic="swiss" style:font-pitch="variable" fo:font-size="14pt" style:font-family-asian="'Marker Felt Wide'" style:font-family-generic-asian="swiss" style:font-pitch-asian="variable" style:font-size-asian="14pt" style:font-family-complex="'Marker Felt Wide'" style:font-family-generic-complex="swiss" style:font-pitch-complex="variable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Helvetica LT Std Bold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932cm" svg:height="4.986cm" svg:x="3.287cm" svg:y="0.939cm">
          <table:table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3"/>
            <table:table-column table:style-name="co4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4</text:span></text:p>
              </table:table-cell>
              <table:table-cell table:style-name="ce3">
                <text:p text:style-name="P1"><text:span text:style-name="T2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5</text:span></text:p>
              </table:table-cell>
            </table:table-row>
            <table:table-row table:style-name="ro4" table:default-cell-style-name="ce1"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3</text:span></text:p>
              </table:table-cell>
              <table:table-cell table:style-name="ce3">
                <text:p text:style-name="P1"><text:span text:style-name="T2">3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 table:style-name="ce3">
                <text:p text:style-name="P1"><text:span text:style-name="T2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3</text:span></text:p>
              </table:table-cell>
              <table:table-cell table:style-name="ce3">
                <text:p text:style-name="P1"><text:span text:style-name="T2">3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 table:style-name="ce3">
                <text:p text:style-name="P1"><text:span text:style-name="T2">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 table:style-name="ce3">
                <text:p text:style-name="P1"><text:span text:style-name="T2">5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 table:style-name="ce3">
                <text:p text:style-name="P1"><text:span text:style-name="T2">2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6</text:span></text:p>
              </table:table-cell>
              <table:table-cell table:style-name="ce4">
                <text:p text:style-name="P1"><text:span text:style-name="T1">6</text:span></text:p>
              </table:table-cell>
              <table:table-cell table:style-name="ce3">
                <text:p text:style-name="P1"><text:span text:style-name="T2">6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 table:style-name="ce3">
                <text:p text:style-name="P1"><text:span text:style-name="T2">1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 table:style-name="ce3">
                <text:p text:style-name="P1"><text:span text:style-name="T2">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2" draw:style-name="gr1" draw:text-style-name="P3" draw:layer="layout" svg:width="0.878cm" svg:height="1.023cm" svg:x="10.078cm" svg:y="6.182cm">
          <text:p text:style-name="P2"><text:span text:style-name="T3">1</text:span></text:p>
          <draw:enhanced-geometry svg:viewBox="0 0 21600 21600" draw:type="mso-spt202" draw:enhanced-path="M 0 0 L 21600 0 21600 21600 0 21600 0 0 Z N"/>
        </draw:custom-shape>
        <draw:custom-shape draw:name="TextBox 5" draw:style-name="gr2" draw:text-style-name="P3" draw:layer="layout" svg:width="0.878cm" svg:height="1.023cm" svg:x="11.756cm" svg:y="6.182cm">
          <text:p text:style-name="P2"><text:span text:style-name="T3">2</text:span></text:p>
          <draw:enhanced-geometry svg:viewBox="0 0 21600 21600" draw:type="mso-spt202" draw:enhanced-path="M 0 0 L 21600 0 21600 21600 0 21600 0 0 Z N"/>
        </draw:custom-shape>
        <draw:custom-shape draw:name="TextBox 6" draw:style-name="gr3" draw:text-style-name="P3" draw:layer="layout" svg:width="0.878cm" svg:height="1.023cm" svg:x="12.635cm" svg:y="6.182cm">
          <text:p text:style-name="P2"><text:span text:style-name="T3">3</text:span></text:p>
          <draw:enhanced-geometry svg:viewBox="0 0 21600 21600" draw:type="mso-spt202" draw:enhanced-path="M 0 0 L 21600 0 21600 21600 0 21600 0 0 Z N"/>
        </draw:custom-shape>
        <draw:custom-shape draw:name="TextBox 7" draw:style-name="gr4" draw:text-style-name="P3" draw:layer="layout" svg:width="0.878cm" svg:height="1.023cm" svg:x="14.318cm" svg:y="6.182cm">
          <text:p text:style-name="P2"><text:span text:style-name="T3">4</text:span></text:p>
          <draw:enhanced-geometry svg:viewBox="0 0 21600 21600" draw:type="mso-spt202" draw:enhanced-path="M 0 0 L 21600 0 21600 21600 0 21600 0 0 Z N"/>
        </draw:custom-shape>
        <draw:custom-shape draw:name="TextBox 9" draw:style-name="gr5" draw:text-style-name="P3" draw:layer="layout" svg:width="0.878cm" svg:height="1.023cm" svg:x="15.202cm" svg:y="6.182cm">
          <text:p text:style-name="P2"><text:span text:style-name="T3">5</text:span></text:p>
          <draw:enhanced-geometry svg:viewBox="0 0 21600 21600" draw:type="mso-spt202" draw:enhanced-path="M 0 0 L 21600 0 21600 21600 0 21600 0 0 Z N"/>
        </draw:custom-shape>
        <draw:custom-shape draw:name="TextBox 10" draw:style-name="gr6" draw:text-style-name="P3" draw:layer="layout" svg:width="0.878cm" svg:height="1.023cm" svg:x="16.833cm" svg:y="6.182cm">
          <text:p text:style-name="P2"><text:span text:style-name="T3">1</text:span></text:p>
          <draw:enhanced-geometry svg:viewBox="0 0 21600 21600" draw:type="mso-spt202" draw:enhanced-path="M 0 0 L 21600 0 21600 21600 0 21600 0 0 Z N"/>
        </draw:custom-shape>
        <draw:custom-shape draw:name="TextBox 11" draw:style-name="gr7" draw:text-style-name="P4" draw:layer="layout" svg:width="1.435cm" svg:height="0.853cm" svg:x="17.959cm" svg:y="0cm">
          <text:p text:style-name="P2"><text:span text:style-name="T1">time</text:span></text:p>
          <draw:enhanced-geometry svg:viewBox="0 0 21600 21600" draw:type="mso-spt202" draw:enhanced-path="M 0 0 L 21600 0 21600 21600 0 21600 0 0 Z N"/>
        </draw:custom-shape>
        <draw:connector draw:name="Straight Arrow Connector 13" draw:style-name="gr8" draw:text-style-name="P5" draw:layer="layout" draw:type="line" svg:x1="19.236cm" svg:y1="0.422cm" svg:x2="20.093cm" svg:y2="0.424cm" svg:d="m19236 422 857 2">
          <text:p/>
        </draw:connector>
        <draw:custom-shape draw:name="Left Brace 14" draw:style-name="gr9" draw:text-style-name="P6" draw:layer="layout" svg:width="0.481cm" svg:height="3.51cm" svg:x="2.753cm" svg:y="2.416cm">
          <text:p/>
          <draw:enhanced-geometry svg:viewBox="0 0 21600 21600" draw:glue-points="21600 0 0 10800 21600 21600" draw:text-areas="13800 ?f9 21600 ?f10" draw:type="left-brace" draw:modifiers="244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Box 15" draw:style-name="gr10" draw:text-style-name="P7" draw:layer="layout" svg:width="2.753cm" svg:height="1.445cm" svg:x="0.137cm" svg:y="3.307cm">
          <text:p text:style-name="P1"><text:span text:style-name="T1">4 physical</text:span><text:span text:style-name="T1"><text:line-break/></text:span><text:span text:style-name="T1">pages</text:span></text:p>
          <draw:enhanced-geometry svg:viewBox="0 0 21600 21600" draw:type="mso-spt202" draw:enhanced-path="M 0 0 L 21600 0 21600 21600 0 21600 0 0 Z N"/>
        </draw:custom-shape>
        <draw:custom-shape draw:name="TextBox 16" draw:style-name="gr11" draw:text-style-name="P7" draw:layer="layout" svg:width="3.173cm" svg:height="1.445cm" svg:x="0.24cm" svg:y="0.674cm">
          <text:p text:style-name="P1"><text:span text:style-name="T4">accesses</text:span><text:span text:style-name="T4"><text:line-break/></text:span><text:span text:style-name="T4">(virt. pages)</text:span></text:p>
          <draw:enhanced-geometry svg:viewBox="0 0 21600 21600" draw:type="mso-spt202" draw:enhanced-path="M 0 0 L 21600 0 21600 21600 0 21600 0 0 Z N"/>
        </draw:custom-shape>
        <draw:custom-shape draw:name="TextBox 15" draw:style-name="gr12" draw:text-style-name="P7" draw:layer="layout" svg:width="4.283cm" svg:height="1.445cm" svg:x="0.174cm" svg:y="6.108cm">
          <text:p text:style-name="P1"><text:span text:style-name="T1">evicted pages </text:span><text:span text:style-name="T5">→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8T17:00:49</meta:creation-date>
    <dc:date>2018-08-08T13:55:30</dc:date>
    <meta:editing-duration>PT00H16M23S</meta:editing-duration>
    <meta:editing-cycles>5</meta:editing-cycles>
    <meta:generator>NeoOffice/3.2015.12_Classic_Edition$Unix OpenOffice.org_project/Patch 0</meta:generator>
    <meta:document-statistic meta:object-count="13"/>
  </office:meta>
</office:document-meta>
</file>